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6pt" style:font-size-asian="26pt" style:font-size-complex="26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fo:font-weight="bold" officeooo:rsid="000f2f9d" officeooo:paragraph-rsid="000f2f9d" style:font-size-asian="9.60000038146973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officeooo:rsid="00119d92" officeooo:paragraph-rsid="00119d92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11pt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style:text-underline-style="solid" style:text-underline-width="auto" style:text-underline-color="font-color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arial" fo:font-size="11pt" style:text-underline-style="none" fo:font-weight="normal" officeooo:rsid="000f2f9d" officeooo:paragraph-rsid="000f2f9d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0fa2d0" officeooo:paragraph-rsid="000fa2d0" style:font-size-asian="9.60000038146973pt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style:font-name="arial" fo:font-size="11pt" style:text-underline-style="none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1pt" fo:font-weight="normal" officeooo:rsid="00119d92" officeooo:paragraph-rsid="00119d92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1pt" fo:font-weight="normal" officeooo:rsid="0012d317" officeooo:paragraph-rsid="0012d317" style:font-size-asian="9.60000038146973pt" style:font-weight-asian="normal" style:font-size-complex="11pt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f85ee"/>
    </style:style>
    <style:style style:name="T3" style:family="text">
      <style:text-properties style:text-underline-style="none" officeooo:rsid="000fa2d0"/>
    </style:style>
    <style:style style:name="T4" style:family="text">
      <style:text-properties style:text-underline-style="none" officeooo:rsid="0012bb33"/>
    </style:style>
    <style:style style:name="T5" style:family="text">
      <style:text-properties officeooo:rsid="0014ca59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l sistema operativo</text:p>
      <text:p text:style-name="P1"/>
      <text:p text:style-name="P2">1.- El software de un sistema informático</text:p>
      <text:p text:style-name="P2"/>
      <text:p text:style-name="P4">El software de un sistema informático se agrupa en <text:s/>dos grandes categorías.</text:p>
      <text:p text:style-name="P4"/>
      <text:p text:style-name="P5">Software de aplicación<text:span text:style-name="T1">: Se incluyen programas que controlan el funcionamiento del ordenador.</text:span></text:p>
      <text:list xml:id="list3132030063" text:style-name="L1">
        <text:list-item>
          <text:p text:style-name="P8">Software estándar: Aplicaciones de uso general para el mercado, utilizadas por muchos usuarios y en diferentes sistemas. Procesadores de textos, comunicaciones, gráficos…</text:p>
        </text:list-item>
        <text:list-item>
          <text:p text:style-name="P8">Software a medida: Aplicaciones a especificas para actividades especializadas. Para el uso de unos pocos usuarios y un sistema especifico. Programas gestión empresa, trafico…</text:p>
        </text:list-item>
      </text:list>
      <text:p text:style-name="P6"/>
      <text:p text:style-name="P5">Software de sistema<text:span text:style-name="T1">: </text:span><text:span text:style-name="T2">Conjunto de programas orientados a controlar el funcionamiento del </text:span><text:span text:style-name="T3">propio </text:span><text:span text:style-name="T2">ordenador. </text:span><text:span text:style-name="T3">El más importante es el </text:span><text:span text:style-name="T4">S</text:span><text:span text:style-name="T3">istema </text:span><text:span text:style-name="T4">O</text:span><text:span text:style-name="T3">perativo </text:span><text:span text:style-name="T4">(SO)</text:span><text:span text:style-name="T3"> que se encarga de gestionar todos los recursos del ordenador, posibilita la ejecución de programas y la fácil utilización del sistema.</text:span></text:p>
      <text:p text:style-name="P9">En esta categoría se incluyen:</text:p>
      <text:list xml:id="list967371197" text:style-name="L2">
        <text:list-item>
          <text:p text:style-name="P10">Controladores de dispositivo o drivers: Intermediarios entre el SO y los periféricos. El SO puede incorporar algunos drivers genéricos y estos deberán ser proporcionados por el fabricante del dispositivo.</text:p>
        </text:list-item>
        <text:list-item>
          <text:p text:style-name="P11">Utilidades: Ayudan a una mejor administración del ordenador, antivirus, gestión particiones</text:p>
        </text:list-item>
        <text:list-item>
          <text:p text:style-name="P11">Software de programación: Conjunto de programas y utilidades que facilitan la construcción de aplicaciones. Ensambladores, compiladores, intérpretes, utilidades de depuración…</text:p>
        </text:list-item>
      </text:list>
      <text:p text:style-name="P7"/>
      <text:p text:style-name="P3">2.- Definición de sistema operativo</text:p>
      <text:p text:style-name="P12"/>
      <text:p text:style-name="P13">Un sistema operativo es un conjunto de programas que permite gestionar los recursos del ordenador <text:span text:style-name="T5">y <text:s/>facilita al usuario la utilización del mism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8T09:41:31.364869912</meta:creation-date>
    <dc:date>2024-01-18T17:12:00.046436404</dc:date>
    <meta:editing-duration>PT53M4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221" meta:character-count="1545" meta:non-whitespace-character-count="1340"/>
  </office:meta>
</office:document-meta>
</file>